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4b44" officeooo:paragraph-rsid="00104b44"/>
    </style:style>
    <style:style style:name="P2" style:family="paragraph" style:parent-style-name="Standard">
      <style:text-properties officeooo:rsid="0010ff68" officeooo:paragraph-rsid="0010ff68"/>
    </style:style>
    <style:style style:name="P3" style:family="paragraph" style:parent-style-name="Standard">
      <style:text-properties officeooo:rsid="00128d28" officeooo:paragraph-rsid="00128d28"/>
    </style:style>
    <style:style style:name="P4" style:family="paragraph" style:parent-style-name="Standard">
      <style:text-properties officeooo:rsid="0018841f" officeooo:paragraph-rsid="0018841f"/>
    </style:style>
    <style:style style:name="P5" style:family="paragraph" style:parent-style-name="Standard">
      <style:text-properties officeooo:rsid="001b8230" officeooo:paragraph-rsid="001b8230"/>
    </style:style>
    <style:style style:name="P6" style:family="paragraph" style:parent-style-name="Standard">
      <style:text-properties officeooo:rsid="001ece52" officeooo:paragraph-rsid="001ece52"/>
    </style:style>
    <style:style style:name="T1" style:family="text">
      <style:text-properties officeooo:rsid="001404b6"/>
    </style:style>
    <style:style style:name="T2" style:family="text">
      <style:text-properties officeooo:rsid="00142762"/>
    </style:style>
    <style:style style:name="T3" style:family="text">
      <style:text-properties officeooo:rsid="00158312"/>
    </style:style>
    <style:style style:name="T4" style:family="text">
      <style:text-properties officeooo:rsid="0016cdf1"/>
    </style:style>
    <style:style style:name="T5" style:family="text">
      <style:text-properties officeooo:rsid="0019ad7c"/>
    </style:style>
    <style:style style:name="T6" style:family="text">
      <style:text-properties officeooo:rsid="001d80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1 </text:p>
      <text:p text:style-name="P1"/>
      <text:p text:style-name="P1">python estruturado </text:p>
      <text:p text:style-name="P2">estruturas de decisão e repetição em python </text:p>
      <text:p text:style-name="P3">emprego de estruturas de <text:span text:style-name="T1">decisão</text:span> e repetição </text:p>
      <text:p text:style-name="P3">-<text:span text:style-name="T2">estruturas de decisão ou condicionais </text:span></text:p>
      <text:p text:style-name="P3"><text:tab/><text:span text:style-name="T3">usa: if, elif e eles </text:span></text:p>
      <text:p text:style-name="P3">-<text:span text:style-name="T4">feito os exercícios </text:span></text:p>
      <text:p text:style-name="P3"/>
      <text:p text:style-name="P4">tratamento das condições </text:p>
      <text:p text:style-name="P4">-<text:span text:style-name="T5">a indentação define se o conteúdo está dentro do bloco de decisão(da condição)</text:span></text:p>
      <text:p text:style-name="P4"/>
      <text:p text:style-name="P5">estruturas de repetição</text:p>
      <text:p text:style-name="P5">-<text:span text:style-name="T6">utiliza o método range() </text:span></text:p>
      <text:p text:style-name="P5"><text:tab/><text:span text:style-name="T6">simples = com um parâmetro, determinando apenas o final d range </text:span></text:p>
      <text:p text:style-name="P5"><text:tab/><text:tab/><text:span text:style-name="T6">range(3) = de 0 a 3 </text:span></text:p>
      <text:p text:style-name="P5"><text:tab/></text:p>
      <text:p text:style-name="P5"><text:tab/><text:span text:style-name="T6">não iniciada em 0 = determina no parâmetro o início e o fim do range </text:span></text:p>
      <text:p text:style-name="P5"><text:tab/><text:tab/><text:span text:style-name="T6">range(2, 5) = de 2 a 5 </text:span></text:p>
      <text:p text:style-name="P5"><text:tab/></text:p>
      <text:p text:style-name="P5"><text:tab/><text:span text:style-name="T6">indicando início, fim e passo = determina no parâmetro início, fim, e o passo </text:span></text:p>
      <text:p text:style-name="P5"><text:tab/><text:tab/><text:span text:style-name="T6">range(2, 6, 2) = de 2 a 6 de 2 em 2 </text:span></text:p>
      <text:p text:style-name="P5"/>
      <text:p text:style-name="P6">Como nas estrutura de condição, o de repetição tmb executa o que está dentro da indentação </text:p>
      <text:p text:style-name="P6"/>
      <text:p text:style-name="P6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7T12:10:56.432000000</meta:creation-date>
    <dc:date>2024-02-08T12:45:51.624000000</dc:date>
    <meta:editing-duration>PT3H8M11S</meta:editing-duration>
    <meta:editing-cycles>14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0" meta:word-count="135" meta:character-count="744" meta:non-whitespace-character-count="599"/>
  </office:meta>
</office:document-meta>
</file>